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left" fo:keep-with-next="auto"/>
    </style:style>
    <style:style style:name="Table1.A" style:family="table-column">
      <style:table-column-properties style:column-width="2.5618in"/>
    </style:style>
    <style:style style:name="Table1.B" style:family="table-column">
      <style:table-column-properties style:column-width="4.1313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fo:color="#1f1f1f" loext:opacity="100%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  <style:style style:name="T2" style:family="text">
      <style:text-properties fo:font-weight="bold"/>
    </style:style>
    <style:style style:name="T3" style:family="text">
      <style:text-properties style:font-name="Google Sans Text"/>
    </style:style>
    <style:style style:name="T4" style:family="text">
      <style:text-properties fo:color="#1f1f1f" loext:opacity="100%" style:font-name="Google Sans Text" style:font-name-asian="Google Sans Text" style:font-name-complex="Google Sans Tex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text:span text:style-name="Strong_20_Emphasis"><text:span text:style-name="T1">Rol</text:span></text:span></text:p>
            </table:table-cell>
            <table:table-cell table:style-name="Table1.A1" office:value-type="string">
              <text:p text:style-name="P1"><text:span text:style-name="Strong_20_Emphasis"><text:span text:style-name="T1">Funktsional imkoniyatlari (Amallar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T2">Mijoz</text:span> (Mehmon/Ro'yxatdan o'tgan)</text:p>
          </table:table-cell>
          <table:table-cell table:style-name="Table1.A1" office:value-type="string">
            <text:p text:style-name="P3">• <text:span text:style-name="T3">Xizmat turini (sartaroshlik/kosmetologiya) tanlash.</text:span></text:p>
            <text:p text:style-name="P3">• <text:span text:style-name="T3">Ustalar ro'yxati va ularning profillarini ko'rish.</text:span></text:p>
            <text:p text:style-name="P3">• <text:span text:style-name="T3">Mavjud bo'sh vaqt slotlarini qidirish.</text:span></text:p>
            <text:p text:style-name="P3">• <text:span text:style-name="T3">Onlayn uchrashuvga yozilish.</text:span></text:p>
            <text:p text:style-name="P3">• <text:span text:style-name="T3">Xizmatdan so'ng baho (1-5) va takliflar kiritish.</text:span><text:span text:style-name="T4"/></text:p>
          </table:table-cell>
        </table:table-row>
        <table:table-row>
          <table:table-cell table:style-name="Table1.A1" office:value-type="string">
            <text:p text:style-name="P4">Usta</text:p>
          </table:table-cell>
          <table:table-cell table:style-name="Table1.A1" office:value-type="string">
            <text:p text:style-name="P3">• <text:span text:style-name="T3">Shaxsiy ish jadvalini (kunlik/haftalik) ko'rish.</text:span></text:p>
            <text:p text:style-name="P3">• <text:span text:style-name="T3">Band qilingan uchrashuvlar haqida ma'lumot olish.</text:span></text:p>
            <text:p text:style-name="P3">• <text:span text:style-name="T3">Mijozlar tomonidan qoldirilgan shaxsiy sharhlarni o'qish.</text:span><text:span text:style-name="T4"/></text:p>
          </table:table-cell>
        </table:table-row>
        <table:table-row>
          <table:table-cell table:style-name="Table1.A1" office:value-type="string">
            <text:p text:style-name="P2"><text:span text:style-name="T2">Menejer</text:span> (Asosiy boshqaruvchi)</text:p>
          </table:table-cell>
          <table:table-cell table:style-name="Table1.A1" office:value-type="string">
            <text:p text:style-name="P3">• <text:span text:style-name="T3">Ustalar ish grafigini tuzish va o'zgartirish.</text:span></text:p>
            <text:p text:style-name="P3">• <text:span text:style-name="T3">Xizmatlar turlari va narxlarini boshqarish.</text:span></text:p>
            <text:p text:style-name="P3">• <text:span text:style-name="T3">Mijozlar bilan qo'lda muloqot qilish (chat/tel).</text:span></text:p>
            <text:p text:style-name="P3">• <text:span text:style-name="T3">To'lovlarni qabul qilish va holatini (status) o'zgartirish.</text:span></text:p>
            <text:p text:style-name="P3">• <text:span text:style-name="T3">Moliyaviy va operatsion hisobotlarni generatsiya qilish.</text:span><text:span text:style-name="T4"/></text:p>
          </table:table-cell>
        </table:table-row>
        <table:table-row>
          <table:table-cell table:style-name="Table1.A1" office:value-type="string">
            <text:p text:style-name="P2"><text:span text:style-name="T2">Buxgalteriya</text:span> (Tashqi tizim roli)</text:p>
          </table:table-cell>
          <table:table-cell table:style-name="Table1.A1" office:value-type="string">
            <text:p text:style-name="P3">• <text:span text:style-name="T3">To'lov tranzaksiyalari haqidagi ma'lumotlarni qabul qilish.</text:span></text:p>
            <text:p text:style-name="P3">• <text:span text:style-name="T3">Moliyaviy operatsiyalarni solishtirish (reconciliation).</text:span><text:span text:style-name="T4"/></text:p>
          </table:table-cell>
        </table:table-row>
        <table:table-row>
          <table:table-cell table:style-name="Table1.A1" office:value-type="string">
            <text:p text:style-name="P2"><text:span text:style-name="T2">Administrator</text:span> (Texnik)</text:p>
          </table:table-cell>
          <table:table-cell table:style-name="Table1.A1" office:value-type="string">
            <text:p text:style-name="P3">• <text:span text:style-name="T3">Foydalanuvchilarni (xodimlarni) tizimda ro'yxatga olish.</text:span></text:p>
            <text:p text:style-name="P3">• <text:span text:style-name="T3">Kirish huquqlarini (permissions) boshqarish.</text:span><text:span text:style-name="T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30:20.936601496</meta:creation-date>
    <dc:date>2026-01-28T16:31:20.941892815</dc:date>
    <meta:editing-duration>PT1M</meta:editing-duration>
    <meta:editing-cycles>1</meta:editing-cycles>
    <meta:document-statistic meta:table-count="1" meta:image-count="0" meta:object-count="0" meta:page-count="1" meta:paragraph-count="24" meta:word-count="125" meta:character-count="1027" meta:non-whitespace-character-count="926"/>
    <meta:generator>LibreOffice/25.2.6.2$Linux_X86_64 LibreOffice_project/40d1a0e1d5bdf1afaeae24d9ece32bbb00fa66a4</meta:generator>
  </office:meta>
</office:document-meta>
</file>